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 style:list-style-name="WWNum1">
      <style:text-properties style:font-name="Verdana"/>
    </style:style>
    <style:style style:name="P3" style:family="paragraph" style:parent-style-name="Standard" style:list-style-name="WWNum1"/>
    <style:style style:name="P4" style:family="paragraph" style:parent-style-name="Standard" style:list-style-name="">
      <style:paragraph-properties fo:margin-left="1in" fo:margin-right="0in" fo:text-indent="0in" style:auto-text-indent="false"/>
    </style:style>
    <style:style style:name="P5" style:family="paragraph" style:parent-style-name="Standard" style:list-style-name="">
      <style:paragraph-properties fo:margin-left="0.5in" fo:margin-right="0in" fo:text-indent="0in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Frame_20_contents">
      <style:paragraph-properties style:writing-mode="lr-tb"/>
    </style:style>
    <style:style style:name="P8" style:family="paragraph" style:parent-style-name="Frame_20_contents">
      <style:paragraph-properties style:writing-mode="lr-tb"/>
      <style:text-properties fo:color="#000000"/>
    </style:style>
    <style:style style:name="P9" style:family="paragraph" style:parent-style-name="Frame_20_contents">
      <style:paragraph-properties fo:margin-left="0.5in" fo:margin-right="0in" fo:text-indent="-0.25in" style:auto-text-indent="false" style:writing-mode="lr-tb"/>
    </style:style>
    <style:style style:name="P10" style:family="paragraph">
      <loext:graphic-properties draw:fill="solid" draw:fill-color="#b2b2b2"/>
      <style:paragraph-properties fo:text-align="start"/>
      <style:text-properties fo:color="#000000" fo:font-size="18pt"/>
    </style:style>
    <style:style style:name="T1" style:family="text">
      <style:text-properties style:font-name="Verdana"/>
    </style:style>
    <style:style style:name="T2" style:family="text">
      <style:text-properties style:use-window-font-color="true" style:font-name="Verdana" fo:font-size="12pt" style:font-size-asian="12pt" style:font-name-complex="Verdana1"/>
    </style:style>
    <style:style style:name="T3" style:family="text">
      <style:text-properties fo:color="#bc7a00" style:font-name="Verdana" fo:font-size="12pt" style:font-size-asian="12pt" style:font-name-complex="Verdana1"/>
    </style:style>
    <style:style style:name="T4" style:family="text">
      <style:text-properties fo:color="#bc7a00"/>
    </style:style>
    <style:style style:name="T5" style:family="text">
      <style:text-properties fo:color="#000000" style:font-name="Verdana" fo:font-size="12pt" style:font-size-asian="12pt" style:font-name-complex="Verdana1"/>
    </style:style>
    <style:style style:name="T6" style:family="text">
      <style:text-properties fo:color="#000000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408080" style:font-name="Verdana" fo:font-size="12pt" style:font-size-asian="12pt" style:font-name-complex="Verdana1"/>
    </style:style>
    <style:style style:name="T9" style:family="text">
      <style:text-properties fo:color="#408080"/>
    </style:style>
    <style:style style:name="T10" style:family="text">
      <style:text-properties fo:color="#b00040" style:font-name="Verdana" fo:font-size="12pt" style:font-size-asian="12pt" style:font-name-complex="Verdana1"/>
    </style:style>
    <style:style style:name="T11" style:family="text">
      <style:text-properties fo:color="#b00040"/>
    </style:style>
    <style:style style:name="T12" style:family="text">
      <style:text-properties fo:color="#666666" style:font-name="Verdana" fo:font-size="12pt" style:font-size-asian="12pt" style:font-name-complex="Verdana1"/>
    </style:style>
    <style:style style:name="T13" style:family="text">
      <style:text-properties fo:color="#666666"/>
    </style:style>
    <style:style style:name="T14" style:family="text">
      <style:text-properties fo:color="#666666" fo:font-style="italic" style:font-style-asian="italic" style:font-style-complex="italic"/>
    </style:style>
    <style:style style:name="T15" style:family="text">
      <style:text-properties fo:color="#0000ff" style:font-name="Verdana" fo:font-size="12pt" style:font-size-asian="12pt" style:font-name-complex="Verdana1"/>
    </style:style>
    <style:style style:name="T16" style:family="text">
      <style:text-properties fo:color="#0000ff"/>
    </style:style>
    <style:style style:name="T17" style:family="text">
      <style:text-properties fo:color="#008000"/>
    </style:style>
    <style:style style:name="T18" style:family="text">
      <style:text-properties fo:color="#008000" fo:font-style="italic" style:font-style-asian="italic" style:font-style-complex="italic"/>
    </style:style>
    <style:style style:name="T19" style:family="text">
      <style:text-properties fo:color="#a0a000" fo:font-style="italic" style:font-style-asian="italic" style:font-style-complex="italic"/>
    </style:style>
    <style:style style:name="gr1" style:family="graphic" style:parent-style-name="Frame">
      <style:graphic-properties draw:stroke="none" svg:stroke-width="0in" draw:fill="solid" draw:fill-color="#b2b2b2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ΘΩΜΟΠΟΥΛΟΣ ΙΩΑΝΝΗΣ</text:span></text:p>
      <text:p text:style-name="Standard"><text:span text:style-name="T1">1115201600050</text:span></text:p>
      <text:p text:style-name="Standard"><text:span text:style-name="T1">Κ22: Λειτουργικά Συστήματα - 2ο Σετ Ασκήσεων</text:span></text:p>
      <text:p text:style-name="P1"/>
      <text:list xml:id="list1343156121" text:style-name="WWNum1">
        <text:list-item>
          <text:p text:style-name="P3"><text:span text:style-name="T1">main() → fprintf(mypfile, “This is a test.%s\n”, buffer) (user space) → C standard library → αντικατάσταση του %s στο string “This is a test.%s\n” με το περιεχόμενο του string buffer → άνοιγμα του αρχείου mypfile (system call – kernel space) → γράψιμο με write() (system call) στο αρχείο mypfile του string (kernel space) → κλείσιμο του αρχείου mypfile (kernel space) → τέλος εκτέλεσης της fprintf() μέσα στην C standard library → επιστροφή στην εκτέλεση του κύριου προγράμματος, δηλαδή στην επόμενη εντολή μετά την fprintf()<text:line-break/></text:span></text:p>
        </text:list-item>
        <text:list-item>
          <text:p text:style-name="P2"><draw:custom-shape text:anchor-type="paragraph" draw:z-index="0" draw:name="Shape1" draw:style-name="gr1" draw:text-style-name="P10" svg:width="5.3232in" svg:height="2.5268in" svg:x="0.4937in" svg:y="0.0071in"><text:p text:style-name="P9"><text:span text:style-name="T2">1 <text:s text:c="2"/>|</text:span><text:span text:style-name="T3"> #include</text:span><text:span text:style-name="T5"> </text:span><text:span text:style-name="T8">&lt;stdio.h&gt;</text:span></text:p><text:p text:style-name="P9"><text:span text:style-name="T2">2 <text:s text:c="2"/>|</text:span><text:span text:style-name="T10"> int</text:span><text:span text:style-name="T5"> uninitialized;</text:span></text:p><text:p text:style-name="P9"><text:span text:style-name="T2">3 <text:s text:c="2"/>|</text:span><text:span text:style-name="T10"> int</text:span><text:span text:style-name="T5"> initialiazed </text:span><text:span text:style-name="T12">=</text:span><text:span text:style-name="T5"> </text:span><text:span text:style-name="T12">0</text:span><text:span text:style-name="T5">;</text:span></text:p><text:p text:style-name="P9"><text:span text:style-name="T2">4 <text:s text:c="2"/>|</text:span><text:span text:style-name="T10"> int</text:span><text:span text:style-name="T5"> </text:span><text:span text:style-name="T15">main</text:span><text:span text:style-name="T5">(</text:span><text:span text:style-name="T10">void</text:span><text:span text:style-name="T5">) {</text:span></text:p><text:p text:style-name="P9"><text:span text:style-name="T5">5 <text:s text:c="2"/>| <text:tab/></text:span><text:span text:style-name="T10">int</text:span><text:span text:style-name="T5"> </text:span><text:span text:style-name="T12">*</text:span><text:span text:style-name="T5">heap </text:span><text:span text:style-name="T12">=</text:span><text:span text:style-name="T5"> malloc(</text:span><text:span text:style-name="T12">1</text:span><text:span text:style-name="T5">);</text:span></text:p><text:p text:style-name="P9"><text:span text:style-name="T5">6 <text:s text:c="2"/>|<text:tab/></text:span><text:span text:style-name="T10">int</text:span><text:span text:style-name="T5"> stack </text:span><text:span text:style-name="T12">=</text:span><text:span text:style-name="T5"> </text:span><text:span text:style-name="T12">0</text:span><text:span text:style-name="T5">;</text:span></text:p><text:p text:style-name="P9"><text:span text:style-name="T5">7 <text:s text:c="2"/>|<text:tab/>printf(“Text segment <text:s/></text:span><text:span text:style-name="T12">=</text:span><text:span text:style-name="T5"> </text:span><text:span text:style-name="T12">%</text:span><text:span text:style-name="T5">p\n”, main);</text:span></text:p><text:p text:style-name="P9"><text:span text:style-name="T5">8 <text:s text:c="2"/>|<text:tab/>printf(“Uninitialized data </text:span><text:span text:style-name="T12">=</text:span><text:span text:style-name="T5"> </text:span><text:span text:style-name="T12">%</text:span><text:span text:style-name="T5">p\n”, uninitialiazed);</text:span></text:p><text:p text:style-name="P9"><text:span text:style-name="T5">9 <text:s text:c="2"/>|<text:tab/>printf(“Initialized data </text:span><text:span text:style-name="T12">=</text:span><text:span text:style-name="T5"> </text:span><text:span text:style-name="T12">%</text:span><text:span text:style-name="T5">p\n”, initialiazed);</text:span></text:p><text:p text:style-name="P9"><text:span text:style-name="T5">10 | <text:tab/>printf(“Heap </text:span><text:span text:style-name="T12">=</text:span><text:span text:style-name="T5"> </text:span><text:span text:style-name="T12">%</text:span><text:span text:style-name="T5">p\n”, heap);</text:span></text:p><text:p text:style-name="P9"><text:span text:style-name="T5">11 |<text:tab/>printf(“Stack </text:span><text:span text:style-name="T12">=</text:span><text:span text:style-name="T5"> </text:span><text:span text:style-name="T12">%</text:span><text:span text:style-name="T5">p\n”, stack);</text:span></text:p><text:p text:style-name="P9"><text:span text:style-name="T5">12 |<text:tab/>free(heap);</text:span></text:p><text:p text:style-name="P9"><text:span text:style-name="T5">13 | 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/text:list-item>
      </text:list>
      <text:p text:style-name="P4"><text:span text:style-name="T1"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4620005700117" text:continue-numbering="true" text:style-name="WWNum1">
        <text:list-item>
          <text:p text:style-name="P3"><text:span text:style-name="T1">Το μέγεθος ενός πίνακα είναι ίσο με τον αριθμό των στοιχείων που μπορεί να χωρέσει (n) πολλαπλασιασμένο με το μέγεθος ενός στοιχείου. Στη συγκεκριμένη περίπτωση, έχουμε έναν πίνακα n ακεραίων. Ένας ακέραιος τύπου int καταλαμβάνει 4 bytes στη μνήμη. Άρα οι αριθμοί που τυπώνονται στο tty είναι ο αριθμός n πολλαπλασιασμένος με το 4.</text:span></text:p>
        </text:list-item>
        <text:list-item>
          <text:p text:style-name="P3"><text:span text:style-name="T1">Αρχικά, <text:s/>επειδή ο ορισμός της qsort() απαιτεί το τελευταίο όρισμά της να είναι τύπου int (*function)(const void*, const void *), ώστε να είναι όσο πιο γενική η χρήση της, αναγκαστικά πρέπει μέσα στην mycompare() να γίνεται cast σε int ώστε ο συμβολομεταφραστής να επιτρέψει την πράξη της αφαίρεσης ανάμεσα στα 2 στοιχεία *n1 και *n2. Για να γίνει αυτή η αφαίρεση, γίνεται αρχικά cast των 2 δεικτών σε δείκτες int και έπειτα γίνεται dereference αυτών των δεικτών ώστε να πάρουμε το περιεχόμενό τους και να το αφαιρέσουμε. Το αποτέλεσμα επιστρέφεται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44619814459935" text:continue-numbering="true" text:style-name="WWNum1">
        <text:list-item>
          <text:p text:style-name="P2"><draw:custom-shape text:anchor-type="paragraph" draw:z-index="1" draw:name="Shape2" draw:style-name="gr1" draw:text-style-name="P10" svg:width="6.7732in" svg:height="3.6406in" svg:x="0.4417in" svg:y="0.0665in"><text:p text:style-name="P7"><text:span text:style-name="T4">#include</text:span><text:span text:style-name="T6"> </text:span><text:span text:style-name="T9">&lt;stdio.h&gt;</text:span></text:p><text:p text:style-name="P7"><text:span text:style-name="T4">#include</text:span><text:span text:style-name="T6"> </text:span><text:span text:style-name="T9">&lt;stdlib.h&gt;</text:span></text:p><text:p text:style-name="P7"><text:span text:style-name="T4">#include</text:span><text:span text:style-name="T6"> </text:span><text:span text:style-name="T9">&lt;string.h&gt;</text:span></text:p><text:p text:style-name="P7"/><text:p text:style-name="P7"><text:span text:style-name="T4">#define NUMBER 5</text:span></text:p><text:p text:style-name="P7"/><text:p text:style-name="P7"><text:span text:style-name="T11">int</text:span><text:span text:style-name="T6"> </text:span><text:span text:style-name="T16">mycompare</text:span><text:span text:style-name="T6">(</text:span><text:span text:style-name="T17">const</text:span><text:span text:style-name="T6"> </text:span><text:span text:style-name="T11">void</text:span><text:span text:style-name="T6"> </text:span><text:span text:style-name="T13">*</text:span><text:span text:style-name="T6"> s1, </text:span><text:span text:style-name="T17">const</text:span><text:span text:style-name="T6"> </text:span><text:span text:style-name="T11">void</text:span><text:span text:style-name="T6"> </text:span><text:span text:style-name="T13">*</text:span><text:span text:style-name="T6"> s2) {</text:span></text:p><text:p text:style-name="P7"><text:span text:style-name="T17"><text:tab/>return</text:span><text:span text:style-name="T6"> (strcmp( *(</text:span><text:span text:style-name="T11">char</text:span><text:span text:style-name="T6"> </text:span><text:span text:style-name="T13">**</text:span><text:span text:style-name="T6">) s1, <text:s/>*(</text:span><text:span text:style-name="T11">char</text:span><text:span text:style-name="T6"> </text:span><text:span text:style-name="T13">**</text:span><text:span text:style-name="T6">) s2));</text:span></text:p><text:p text:style-name="P7"><text:span text:style-name="T6">}</text:span></text:p><text:p text:style-name="P7"/><text:p text:style-name="P7"><text:span text:style-name="T11">int</text:span><text:span text:style-name="T6"> </text:span><text:span text:style-name="T16">main</text:span><text:span text:style-name="T6">() {</text:span></text:p><text:p text:style-name="P7"><text:span text:style-name="T11"><text:tab/>char</text:span><text:span text:style-name="T6"> </text:span><text:span text:style-name="T13">*</text:span><text:span text:style-name="T6">mystrings[NUMBER] </text:span><text:span text:style-name="T13">=</text:span><text:span text:style-name="T6"> {“Emily”, “Margarita”, “Alexandra”, “Evita”, “Katerina”};</text:span></text:p><text:p text:style-name="P7"><text:span text:style-name="T11"><text:tab/>int</text:span><text:span text:style-name="T6"> i;</text:span></text:p><text:p text:style-name="P7"/><text:p text:style-name="P7"><text:span text:style-name="T6"><text:tab/>qsort(mystrings, NUMBER, </text:span><text:span text:style-name="T17">sizeof</text:span><text:span text:style-name="T6">(</text:span><text:span text:style-name="T11">char</text:span><text:span text:style-name="T6"> </text:span><text:span text:style-name="T13">*</text:span><text:span text:style-name="T6">), mycompare);</text:span></text:p><text:p text:style-name="P7"><text:span text:style-name="T17"><text:tab/>for</text:span><text:span text:style-name="T6"> (i </text:span><text:span text:style-name="T13">=</text:span><text:span text:style-name="T6"> </text:span><text:span text:style-name="T13">0</text:span><text:span text:style-name="T6">; </text:span><text:span text:style-name="T7"><text:s/>i </text:span><text:span text:style-name="T14">&lt;</text:span><text:span text:style-name="T7"> NUMBER; i</text:span><text:span text:style-name="T14">++</text:span><text:span text:style-name="T7">)printf(“</text:span><text:span text:style-name="T14">%</text:span><text:span text:style-name="T19">d</text:span><text:span text:style-name="T7">: </text:span><text:span text:style-name="T14">%</text:span><text:span text:style-name="T7">s\t”, i, mystrings[i]);</text:span></text:p><text:p text:style-name="P7"><text:span text:style-name="T7"><text:tab/>printf(“\n”);</text:span></text:p><text:p text:style-name="P7"><text:span text:style-name="T18"><text:tab/>return</text:span><text:span text:style-name="T7"> </text:span><text:span text:style-name="T14">0</text:span><text:span text:style-name="T7">;</text:span></text:p><text:p text:style-name="P7"><text:span text:style-name="T7">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4620255532182" text:continue-numbering="true" text:style-name="WWNum1">
        <text:list-item>
          <text:p text:style-name="P3"><text:span text:style-name="T1">A: child: pid = 0</text:span></text:p>
        </text:list-item>
      </text:list>
      <text:p text:style-name="P5"><text:span text:style-name="T1">B: child: pid1 = 2603<text:line-break/>C: parent: pid = 2603<text:line-break/>D: parent: pid1 = 2600</text:span></text:p>
      <text:list xml:id="list144620056864783" text:continue-numbering="true" text:style-name="WWNum1">
        <text:list-item>
          <text:p text:style-name="P3"><draw:custom-shape text:anchor-type="paragraph" draw:z-index="2" draw:name="Shape3" draw:style-name="gr1" draw:text-style-name="P10" svg:width="5.7634in" svg:height="4.024in" svg:x="0.5382in" svg:y="0.0661in"><text:p text:style-name="P7"><text:span text:style-name="T4">#include</text:span><text:span text:style-name="T6"> </text:span><text:span text:style-name="T9">&lt;stdio.h&gt;</text:span></text:p><text:p text:style-name="P7"><text:span text:style-name="T4">#include</text:span><text:span text:style-name="T6"> </text:span><text:span text:style-name="T9">&lt;unistd.h&gt;</text:span></text:p><text:p text:style-name="P7"/><text:p text:style-name="P7"><text:span text:style-name="T11">int</text:span><text:span text:style-name="T6"> </text:span><text:span text:style-name="T16">main</text:span><text:span text:style-name="T6">(</text:span><text:span text:style-name="T11">void</text:span><text:span text:style-name="T6">) {</text:span></text:p><text:p text:style-name="P7"><text:span text:style-name="T11"><text:tab/>int</text:span><text:span text:style-name="T6"> fork_ret, count </text:span><text:span text:style-name="T13">=</text:span><text:span text:style-name="T6"> </text:span><text:span text:style-name="T13">0</text:span><text:span text:style-name="T6">;</text:span></text:p><text:p text:style-name="P7"><text:span text:style-name="T17"><text:tab/>while</text:span><text:span text:style-name="T6"> ( (fork_ret </text:span><text:span text:style-name="T13">=</text:span><text:span text:style-name="T6"> fork()) </text:span><text:span text:style-name="T13">!=</text:span><text:span text:style-name="T6"> </text:span><text:span text:style-name="T13">-1</text:span><text:span text:style-name="T6">) {</text:span></text:p><text:p text:style-name="P7"><text:span text:style-name="T17"><text:tab/><text:tab/>if</text:span><text:span text:style-name="T6"> (fork_ret </text:span><text:span text:style-name="T13">==</text:span><text:span text:style-name="T6"> </text:span><text:span text:style-name="T13">0</text:span><text:span text:style-name="T6">) {<text:tab/></text:span><text:span text:style-name="T9">//new process</text:span></text:p><text:p text:style-name="P7"><text:span text:style-name="T9"><text:tab/><text:tab/><text:tab/>pause();</text:span></text:p><text:p text:style-name="P7"><text:span text:style-name="T17"><text:tab/><text:tab/><text:tab/>return</text:span><text:span text:style-name="T6"> </text:span><text:span text:style-name="T13">0</text:span><text:span text:style-name="T6">;</text:span></text:p><text:p text:style-name="P7"><text:span text:style-name="T6"><text:tab/><text:tab/>}</text:span></text:p><text:p text:style-name="P7"><text:span text:style-name="T17"><text:tab/><text:tab/>else</text:span><text:span text:style-name="T6"> {</text:span></text:p><text:p text:style-name="P7"><text:span text:style-name="T6"><text:tab/><text:tab/><text:tab/>count</text:span><text:span text:style-name="T13">++</text:span><text:span text:style-name="T6">;</text:span></text:p><text:p text:style-name="P7"><text:span text:style-name="T6"><text:tab/><text:tab/>}</text:span></text:p><text:p text:style-name="P7"><text:span text:style-name="T6"><text:tab/>}</text:span></text:p><text:p text:style-name="P7"/><text:p text:style-name="P7"><text:span text:style-name="T6"><text:tab/>printf(“Count </text:span><text:span text:style-name="T13">=</text:span><text:span text:style-name="T6"> </text:span><text:span text:style-name="T13">%</text:span><text:span text:style-name="T6">d\n”, count);</text:span></text:p><text:p text:style-name="P8"/><text:p text:style-name="P7"><text:span text:style-name="T6"><text:tab/>execlp(“killall”, “killall”, argv[0], NULL);</text:span></text:p><text:p text:style-name="P7"/><text:p text:style-name="P7"><text:span text:style-name="T17"><text:tab/>return</text:span><text:span text:style-name="T6"> </text:span><text:span text:style-name="T13">0</text:span><text:span text:style-name="T6">;</text:span></text:p><text:p text:style-name="P7"><text:span text:style-name="T6">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45:10</meta:creation-date>
    <dc:language>en-US</dc:language>
    <meta:print-date>2019-11-05T18:24:49</meta:print-date>
    <dc:date>2019-11-05T18:25:59</dc:date>
    <meta:editing-cycles>8</meta:editing-cycles>
    <meta:editing-duration>PT29M</meta:editing-duration>
    <meta:generator>LibreOffice/6.2.8.2$Linux_X86_64 LibreOffice_project/20$Build-2</meta:generator>
    <meta:document-statistic meta:table-count="0" meta:image-count="0" meta:object-count="0" meta:page-count="2" meta:paragraph-count="57" meta:word-count="442" meta:character-count="2676" meta:non-whitespace-character-count="2237"/>
  </office:meta>
</office:document-meta>
</file>